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1"/>
    <style:style style:name="ce1" style:family="table-cell" style:parent-style-name="Default" style:data-style-name="N108"/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Nmax</text:p>
          </table:table-cell>
          <table:table-cell office:value-type="float" office:value="4095" calcext:value-type="float">
            <text:p>409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3000" calcext:value-type="float">
            <text:p>33000</text:p>
          </table:table-cell>
          <table:table-cell table:formula="of:=([.B4]+Rb)/([.B4]+Rb+Ra)*Nmax" office:value-type="float" office:value="3164.31818181818" calcext:value-type="float">
            <text:p>3 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table:formula="of:=([.B4]*[.B6])/([.B4]+[.B6])" office:value-type="float" office:value="6567.96116504854" calcext:value-type="float">
            <text:p>6568</text:p>
          </table:table-cell>
          <table:table-cell table:formula="of:=([.B5]+Rb)/([.B5]+Rb+Ra)*Nmax" office:value-type="float" office:value="1764.05222437137" calcext:value-type="float">
            <text:p>1 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8200" calcext:value-type="float">
            <text:p>8200</text:p>
          </table:table-cell>
          <table:table-cell table:formula="of:=([.B6]+Rb)/([.B6]+Rb+Ra)*Nmax" office:value-type="float" office:value="1962.1875" calcext:value-type="float">
            <text:p>1 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table:formula="of:=([.B6]*[.B8])/([.B6]+[.B8])" office:value-type="float" office:value="891.304347826087" calcext:value-type="float">
            <text:p>891</text:p>
          </table:table-cell>
          <table:table-cell table:formula="of:=([.B7]+Rb)/([.B7]+Rb+Ra)*Nmax" office:value-type="float" office:value="651.307129798903" calcext:value-type="float">
            <text:p>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000" calcext:value-type="float">
            <text:p>1000</text:p>
          </table:table-cell>
          <table:table-cell table:formula="of:=([.B8]+Rb)/([.B8]+Rb+Ra)*Nmax" office:value-type="float" office:value="682.5" calcext:value-type="float">
            <text:p>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table:formula="of:=([.B8]*[.B10])/([.B8]+[.B10])" office:value-type="float" office:value="687.5" calcext:value-type="float">
            <text:p>688</text:p>
          </table:table-cell>
          <table:table-cell table:formula="of:=([.B9]+Rb)/([.B9]+Rb+Ra)*Nmax" office:value-type="float" office:value="591.256684491979" calcext:value-type="float">
            <text:p>5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2200" calcext:value-type="float">
            <text:p>2200</text:p>
          </table:table-cell>
          <table:table-cell table:formula="of:=([.B10]+Rb)/([.B10]+Rb+Ra)*Nmax" office:value-type="float" office:value="992.727272727273" calcext:value-type="float">
            <text:p>9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table:formula="of:=([.B10]*[.B12])/([.B10]+[.B12])" office:value-type="float" office:value="1406.55737704918" calcext:value-type="float">
            <text:p>1407</text:p>
          </table:table-cell>
          <table:table-cell table:formula="of:=([.B11]+Rb)/([.B11]+Rb+Ra)*Nmax" office:value-type="float" office:value="794.326109936575" calcext:value-type="float">
            <text:p>7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900" calcext:value-type="float">
            <text:p>3900</text:p>
          </table:table-cell>
          <table:table-cell table:formula="of:=([.B12]+Rb)/([.B12]+Rb+Ra)*Nmax" office:value-type="float" office:value="1346.67785234899" calcext:value-type="float">
            <text:p>1 3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table:formula="of:=([.B12]*[.B14])/([.B12]+[.B14])" office:value-type="float" office:value="3135.6783919598" calcext:value-type="float">
            <text:p>3136</text:p>
          </table:table-cell>
          <table:table-cell table:formula="of:=([.B13]+Rb)/([.B13]+Rb+Ra)*Nmax" office:value-type="float" office:value="1198.07500888731" calcext:value-type="float">
            <text:p>1 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6000" calcext:value-type="float">
            <text:p>16000</text:p>
          </table:table-cell>
          <table:table-cell table:formula="of:=([.B14]+Rb)/([.B14]+Rb+Ra)*Nmax" office:value-type="float" office:value="2578.33333333333" calcext:value-type="float">
            <text:p>2 5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table:formula="of:=([.B14]*[.B16])/([.B14]+[.B16])" office:value-type="float" office:value="14117.6470588235" calcext:value-type="float">
            <text:p>14118</text:p>
          </table:table-cell>
          <table:table-cell table:formula="of:=([.B15]+Rb)/([.B15]+Rb+Ra)*Nmax" office:value-type="float" office:value="2464.67213114754" calcext:value-type="float">
            <text:p>2 4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120000" calcext:value-type="float">
            <text:p>120000</text:p>
          </table:table-cell>
          <table:table-cell table:formula="of:=([.B16]+Rb)/([.B16]+Rb+Ra)*Nmax" office:value-type="float" office:value="3782.40458015267" calcext:value-type="float">
            <text:p>3 7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 table:formula="of:=([.B16]*[.B18])/([.B16]+[.B18])" office:value-type="float" office:value="42120.0648999459" calcext:value-type="float">
            <text:p>42120</text:p>
          </table:table-cell>
          <table:table-cell table:formula="of:=([.B17]+Rb)/([.B17]+Rb+Ra)*Nmax" office:value-type="float" office:value="3324.10485751229" calcext:value-type="float">
            <text:p>3 3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64900" calcext:value-type="float">
            <text:p>64900</text:p>
          </table:table-cell>
          <table:table-cell table:formula="of:=([.B18]+Rb)/([.B18]+Rb+Ra)*Nmax" office:value-type="float" office:value="3555.4743083004" calcext:value-type="float">
            <text:p>3 5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table:formula="of:=([.B18]*[.B20])/([.B18]+[.B20])" office:value-type="float" office:value="21876.404494382" calcext:value-type="float">
            <text:p>21876</text:p>
          </table:table-cell>
          <table:table-cell table:formula="of:=([.B19]+Rb)/([.B19]+Rb+Ra)*Nmax" office:value-type="float" office:value="2849.42583732057" calcext:value-type="float">
            <text:p>2 8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"/>
        </table:table-row>
      </table:table>
      <table:named-expressions>
        <table:named-range table:name="Nmax" table:base-cell-address="$Feuille1.$B$1" table:cell-range-address="$Feuille1.$B$1"/>
        <table:named-range table:name="Ra" table:base-cell-address="$Feuille1.$B$2" table:cell-range-address="$Feuille1.$B$2"/>
        <table:named-range table:name="Rb" table:base-cell-address="$Feuille1.$B$3" table:cell-range-address="$Feuille1.$B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2:26:52.977277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08:54:08.312186130</meta:creation-date>
    <meta:generator>LibreOffice/7.1.5.2$Linux_X86_64 LibreOffice_project/10$Build-2</meta:generator>
    <dc:date>2021-10-03T16:00:11.431528559</dc:date>
    <meta:editing-duration>PT3H13M29S</meta:editing-duration>
    <meta:editing-cycles>2</meta:editing-cycles>
    <meta:document-statistic meta:table-count="1" meta:cell-count="63" meta:object-count="0"/>
  </office:meta>
</office:document-meta>
</file>